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1000000010F602221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4', 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5528in" table:align="left"/>
    </style:style>
    <style:style style:name="Table1.A" style:family="table-column">
      <style:table-column-properties style:column-width="0.6764in"/>
    </style:style>
    <style:style style:name="Table1.B" style:family="table-column">
      <style:table-column-properties style:column-width="0.1938in"/>
    </style:style>
    <style:style style:name="Table1.C" style:family="table-column">
      <style:table-column-properties style:column-width="0.1847in"/>
    </style:style>
    <style:style style:name="Table1.G" style:family="table-column">
      <style:table-column-properties style:column-width="0.175in"/>
    </style:style>
    <style:style style:name="Table1.H" style:family="table-column">
      <style:table-column-properties style:column-width="0.2028in"/>
    </style:style>
    <style:style style:name="Table1.J" style:family="table-column">
      <style:table-column-properties style:column-width="0.1569in"/>
    </style:style>
    <style:style style:name="Table1.K" style:family="table-column">
      <style:table-column-properties style:column-width="0.18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0486in" table:align="left"/>
    </style:style>
    <style:style style:name="Table2.A" style:family="table-column">
      <style:table-column-properties style:column-width="1.5319in"/>
    </style:style>
    <style:style style:name="Table2.B" style:family="table-column">
      <style:table-column-properties style:column-width="0.8in"/>
    </style:style>
    <style:style style:name="Table2.C" style:family="table-column">
      <style:table-column-properties style:column-width="1.6604in"/>
    </style:style>
    <style:style style:name="Table2.D" style:family="table-column">
      <style:table-column-properties style:column-width="1.056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639in" table:align="left"/>
    </style:style>
    <style:style style:name="Table3.A" style:family="table-column">
      <style:table-column-properties style:column-width="0.7181in"/>
    </style:style>
    <style:style style:name="Table3.B" style:family="table-column">
      <style:table-column-properties style:column-width="1.1382in"/>
    </style:style>
    <style:style style:name="Table3.D" style:family="table-column">
      <style:table-column-properties style:column-width="1.169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293aa6" officeooo:paragraph-rsid="00293aa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 style:list-style-name="L4"/>
    <style:style style:name="P7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in" fo:margin-bottom="0.1965in" style:contextual-spacing="false" style:writing-mode="lr-tb"/>
    </style:style>
    <style:style style:name="P10" style:family="paragraph" style:parent-style-name="Text_20_body" style:list-style-name="L5"/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965in" style:contextual-spacing="false" fo:text-indent="0in" style:auto-text-indent="false"/>
    </style:style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margin-top="0in" fo:margin-bottom="0in" style:contextual-spacing="false"/>
    </style:style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ext_20_body">
      <style:paragraph-properties fo:margin-left="0in" fo:margin-right="0in" fo:text-indent="0in" style:auto-text-indent="false"/>
    </style:style>
    <style:style style:name="P21" style:family="paragraph" style:parent-style-name="Text_20_body" style:list-style-name="L9">
      <style:paragraph-properties fo:margin-left="0in" fo:margin-right="0in" fo:text-indent="0in" style:auto-text-indent="false"/>
    </style:style>
    <style:style style:name="P22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0">
      <style:paragraph-properties fo:margin-left="0in" fo:margin-right="0in" fo:text-indent="0in" style:auto-text-indent="false"/>
    </style:style>
    <style:style style:name="P25" style:family="paragraph" style:parent-style-name="Text_20_body" style:list-style-name="L11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Standard">
      <style:text-properties officeooo:rsid="000d1290" officeooo:paragraph-rsid="000d1290"/>
    </style:style>
    <style:style style:name="P28" style:family="paragraph" style:parent-style-name="Standard">
      <style:text-properties officeooo:rsid="000f0279" officeooo:paragraph-rsid="000f0279"/>
    </style:style>
    <style:style style:name="P29" style:family="paragraph" style:parent-style-name="Standard">
      <style:text-properties officeooo:rsid="0017227f" officeooo:paragraph-rsid="0017227f"/>
    </style:style>
    <style:style style:name="P30" style:family="paragraph" style:parent-style-name="Standard">
      <style:text-properties officeooo:rsid="0018da3d" officeooo:paragraph-rsid="0018da3d"/>
    </style:style>
    <style:style style:name="P31" style:family="paragraph" style:parent-style-name="Standard">
      <style:text-properties officeooo:rsid="00173b7d" officeooo:paragraph-rsid="00173b7d"/>
    </style:style>
    <style:style style:name="P32" style:family="paragraph" style:parent-style-name="Standard">
      <style:text-properties officeooo:rsid="001849a7" officeooo:paragraph-rsid="001849a7"/>
    </style:style>
    <style:style style:name="P33" style:family="paragraph" style:parent-style-name="Standard">
      <style:text-properties officeooo:rsid="001bfa2a" officeooo:paragraph-rsid="001bfa2a"/>
    </style:style>
    <style:style style:name="P34" style:family="paragraph" style:parent-style-name="Standard">
      <style:text-properties officeooo:rsid="001df6ca" officeooo:paragraph-rsid="001df6ca"/>
    </style:style>
    <style:style style:name="P35" style:family="paragraph" style:parent-style-name="Heading_20_1">
      <style:text-properties fo:font-variant="normal" fo:text-transform="none" fo:color="#101418" loext:opacity="100%" style:font-name="Linux Libertine" fo:letter-spacing="normal" fo:font-style="italic" fo:font-weight="normal" officeooo:rsid="001df6ca" officeooo:paragraph-rsid="001df6ca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officeooo:rsid="001df6ca"/>
    </style:style>
    <style:style style:name="P37" style:family="paragraph" style:parent-style-name="Text_20_body">
      <style:text-properties officeooo:rsid="001df6ca"/>
    </style:style>
    <style:style style:name="P38" style:family="paragraph" style:parent-style-name="Text_20_body">
      <style:text-properties officeooo:rsid="0020560f" officeooo:paragraph-rsid="0020560f"/>
    </style:style>
    <style:style style:name="P39" style:family="paragraph" style:parent-style-name="Text_20_body">
      <style:text-properties officeooo:rsid="002192d0" officeooo:paragraph-rsid="002192d0"/>
    </style:style>
    <style:style style:name="P40" style:family="paragraph" style:parent-style-name="Text_20_body">
      <style:text-properties officeooo:rsid="00237897" officeooo:paragraph-rsid="00237897"/>
    </style:style>
    <style:style style:name="P41" style:family="paragraph" style:parent-style-name="Text_20_body">
      <style:text-properties officeooo:rsid="00257c50" officeooo:paragraph-rsid="00257c50"/>
    </style:style>
    <style:style style:name="T1" style:family="text">
      <style:text-properties fo:font-variant="normal" fo:text-transform="none" fo:color="#202122" loext:opacity="100%" fo:font-family="sans-serif" fo:font-size="12pt" fo:letter-spacing="normal" fo:font-style="normal" fo:font-weight="normal"/>
    </style:style>
    <style:style style:name="T2" style:family="text">
      <style:text-properties fo:font-variant="normal" fo:text-transform="none" fo:color="#000080" loext:opacity="100%" style:text-line-through-style="none" style:text-line-through-type="none" fo:font-family="sans-serif" fo:font-size="9pt" fo:letter-spacing="normal" fo:font-style="normal" style:text-underline-style="solid" style:text-underline-width="auto" style:text-underline-color="font-color" fo:font-weight="normal" style:text-blinking="false" loext:padding="0in" loext:border="none"/>
    </style:style>
    <style:style style:name="T3" style:family="text">
      <style:text-properties fo:font-variant="normal" fo:text-transform="none" fo:color="#202122" loext:opacity="100%" fo:letter-spacing="norm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9" text:anchor-type="page" text:anchor-page-number="1" svg:x="0in" svg:y="0in" svg:width="6.6929in" style:rel-width="100%" svg:height="10.1181in" style:rel-height="100%" draw:z-index="38">
        <draw:image xlink:href="Pictures/1000000100000001000000010F602221.gif" xlink:type="simple" xlink:show="embed" xlink:actuate="onLoad" draw:mime-type="image/gif"/>
      </draw:frame>
      <draw:frame draw:style-name="fr1" draw:name="Image38" text:anchor-type="page" text:anchor-page-number="1" svg:x="0in" svg:y="0in" svg:width="6.6929in" style:rel-width="100%" svg:height="10.1181in" style:rel-height="100%" draw:z-index="37">
        <draw:image xlink:href="Pictures/1000000100000001000000010F602221.gif" xlink:type="simple" xlink:show="embed" xlink:actuate="onLoad" draw:mime-type="image/gif"/>
      </draw:frame>
      <draw:frame draw:style-name="fr1" draw:name="Image37" text:anchor-type="page" text:anchor-page-number="1" svg:x="0in" svg:y="0in" svg:width="6.6929in" style:rel-width="100%" svg:height="10.1181in" style:rel-height="100%" draw:z-index="36">
        <draw:image xlink:href="Pictures/1000000100000001000000010F602221.gif" xlink:type="simple" xlink:show="embed" xlink:actuate="onLoad" draw:mime-type="image/gif"/>
      </draw:frame>
      <draw:frame draw:style-name="fr1" draw:name="Image36" text:anchor-type="page" text:anchor-page-number="1" svg:x="0in" svg:y="0in" svg:width="6.6929in" style:rel-width="100%" svg:height="10.1181in" style:rel-height="100%" draw:z-index="35">
        <draw:image xlink:href="Pictures/1000000100000001000000010F602221.gif" xlink:type="simple" xlink:show="embed" xlink:actuate="onLoad" draw:mime-type="image/gif"/>
      </draw:frame>
      <draw:frame draw:style-name="fr1" draw:name="Image35" text:anchor-type="page" text:anchor-page-number="1" svg:x="0in" svg:y="0in" svg:width="6.6929in" style:rel-width="100%" svg:height="10.1181in" style:rel-height="100%" draw:z-index="34">
        <draw:image xlink:href="Pictures/1000000100000001000000010F602221.gif" xlink:type="simple" xlink:show="embed" xlink:actuate="onLoad" draw:mime-type="image/gif"/>
      </draw:frame>
      <draw:frame draw:style-name="fr1" draw:name="Image34" text:anchor-type="page" text:anchor-page-number="1" svg:x="0in" svg:y="0in" svg:width="6.6929in" style:rel-width="100%" svg:height="10.1181in" style:rel-height="100%" draw:z-index="33">
        <draw:image xlink:href="Pictures/1000000100000001000000010F602221.gif" xlink:type="simple" xlink:show="embed" xlink:actuate="onLoad" draw:mime-type="image/gif"/>
      </draw:frame>
      <draw:frame draw:style-name="fr1" draw:name="Image33" text:anchor-type="page" text:anchor-page-number="1" svg:x="0in" svg:y="0in" svg:width="6.6929in" style:rel-width="100%" svg:height="10.1181in" style:rel-height="100%" draw:z-index="32">
        <draw:image xlink:href="Pictures/1000000100000001000000010F602221.gif" xlink:type="simple" xlink:show="embed" xlink:actuate="onLoad" draw:mime-type="image/gif"/>
      </draw:frame>
      <draw:frame draw:style-name="fr1" draw:name="Image32" text:anchor-type="page" text:anchor-page-number="1" svg:x="0in" svg:y="0in" svg:width="6.6929in" style:rel-width="100%" svg:height="10.1181in" style:rel-height="100%" draw:z-index="31">
        <draw:image xlink:href="Pictures/1000000100000001000000010F602221.gif" xlink:type="simple" xlink:show="embed" xlink:actuate="onLoad" draw:mime-type="image/gif"/>
      </draw:frame>
      <draw:frame draw:style-name="fr1" draw:name="Image31" text:anchor-type="page" text:anchor-page-number="1" svg:x="0in" svg:y="0in" svg:width="6.6929in" style:rel-width="100%" svg:height="10.1181in" style:rel-height="100%" draw:z-index="30">
        <draw:image xlink:href="Pictures/1000000100000001000000010F602221.gif" xlink:type="simple" xlink:show="embed" xlink:actuate="onLoad" draw:mime-type="image/gif"/>
      </draw:frame>
      <draw:frame draw:style-name="fr1" draw:name="Image30" text:anchor-type="page" text:anchor-page-number="1" svg:x="0in" svg:y="0in" svg:width="6.6929in" style:rel-width="100%" svg:height="10.1181in" style:rel-height="100%" draw:z-index="29">
        <draw:image xlink:href="Pictures/1000000100000001000000010F602221.gif" xlink:type="simple" xlink:show="embed" xlink:actuate="onLoad" draw:mime-type="image/gif"/>
      </draw:frame>
      <draw:frame draw:style-name="fr1" draw:name="Image29" text:anchor-type="page" text:anchor-page-number="1" svg:x="0in" svg:y="0in" svg:width="6.6929in" style:rel-width="100%" svg:height="10.1181in" style:rel-height="100%" draw:z-index="28">
        <draw:image xlink:href="Pictures/1000000100000001000000010F602221.gif" xlink:type="simple" xlink:show="embed" xlink:actuate="onLoad" draw:mime-type="image/gif"/>
      </draw:frame>
      <draw:frame draw:style-name="fr1" draw:name="Image28" text:anchor-type="page" text:anchor-page-number="1" svg:x="0in" svg:y="0in" svg:width="6.6929in" style:rel-width="100%" svg:height="10.1181in" style:rel-height="100%" draw:z-index="27">
        <draw:image xlink:href="Pictures/1000000100000001000000010F602221.gif" xlink:type="simple" xlink:show="embed" xlink:actuate="onLoad" draw:mime-type="image/gif"/>
      </draw:frame>
      <draw:frame draw:style-name="fr1" draw:name="Image27" text:anchor-type="page" text:anchor-page-number="1" svg:x="0in" svg:y="0in" svg:width="6.6929in" style:rel-width="100%" svg:height="10.1181in" style:rel-height="100%" draw:z-index="26">
        <draw:image xlink:href="Pictures/1000000100000001000000010F602221.gif" xlink:type="simple" xlink:show="embed" xlink:actuate="onLoad" draw:mime-type="image/gif"/>
      </draw:frame>
      <draw:frame draw:style-name="fr1" draw:name="Image26" text:anchor-type="page" text:anchor-page-number="1" svg:x="0in" svg:y="0in" svg:width="6.6929in" style:rel-width="100%" svg:height="10.1181in" style:rel-height="100%" draw:z-index="25">
        <draw:image xlink:href="Pictures/1000000100000001000000010F602221.gif" xlink:type="simple" xlink:show="embed" xlink:actuate="onLoad" draw:mime-type="image/gif"/>
      </draw:frame>
      <draw:frame draw:style-name="fr1" draw:name="Image25" text:anchor-type="page" text:anchor-page-number="1" svg:x="0in" svg:y="0in" svg:width="6.6929in" style:rel-width="100%" svg:height="10.1181in" style:rel-height="100%" draw:z-index="24">
        <draw:image xlink:href="Pictures/1000000100000001000000010F602221.gif" xlink:type="simple" xlink:show="embed" xlink:actuate="onLoad" draw:mime-type="image/gif"/>
      </draw:frame>
      <draw:frame draw:style-name="fr1" draw:name="Image24" text:anchor-type="page" text:anchor-page-number="1" svg:x="0in" svg:y="0in" svg:width="6.6929in" style:rel-width="100%" svg:height="10.1181in" style:rel-height="100%" draw:z-index="23">
        <draw:image xlink:href="Pictures/1000000100000001000000010F602221.gif" xlink:type="simple" xlink:show="embed" xlink:actuate="onLoad" draw:mime-type="image/gif"/>
      </draw:frame>
      <draw:frame draw:style-name="fr1" draw:name="Image23" text:anchor-type="page" text:anchor-page-number="1" svg:x="0in" svg:y="0in" svg:width="6.6929in" style:rel-width="100%" svg:height="10.1181in" style:rel-height="100%" draw:z-index="22">
        <draw:image xlink:href="Pictures/1000000100000001000000010F602221.gif" xlink:type="simple" xlink:show="embed" xlink:actuate="onLoad" draw:mime-type="image/gif"/>
      </draw:frame>
      <draw:frame draw:style-name="fr1" draw:name="Image22" text:anchor-type="page" text:anchor-page-number="1" svg:x="0in" svg:y="0in" svg:width="6.6929in" style:rel-width="100%" svg:height="10.1181in" style:rel-height="100%" draw:z-index="21">
        <draw:image xlink:href="Pictures/1000000100000001000000010F602221.gif" xlink:type="simple" xlink:show="embed" xlink:actuate="onLoad" draw:mime-type="image/gif"/>
      </draw:frame>
      <draw:frame draw:style-name="fr1" draw:name="Image21" text:anchor-type="page" text:anchor-page-number="1" svg:x="0in" svg:y="0in" svg:width="6.6929in" style:rel-width="100%" svg:height="10.1181in" style:rel-height="100%" draw:z-index="20">
        <draw:image xlink:href="Pictures/1000000100000001000000010F602221.gif" xlink:type="simple" xlink:show="embed" xlink:actuate="onLoad" draw:mime-type="image/gif"/>
      </draw:frame>
      <draw:frame draw:style-name="fr1" draw:name="Image20" text:anchor-type="page" text:anchor-page-number="1" svg:x="0in" svg:y="0in" svg:width="6.6929in" style:rel-width="100%" svg:height="10.1181in" style:rel-height="100%" draw:z-index="19">
        <draw:image xlink:href="Pictures/1000000100000001000000010F602221.gif" xlink:type="simple" xlink:show="embed" xlink:actuate="onLoad" draw:mime-type="image/gif"/>
      </draw:frame>
      <draw:frame draw:style-name="fr1" draw:name="Image19" text:anchor-type="page" text:anchor-page-number="1" svg:x="0in" svg:y="0in" svg:width="6.6929in" style:rel-width="100%" svg:height="10.1181in" style:rel-height="100%" draw:z-index="18">
        <draw:image xlink:href="Pictures/1000000100000001000000010F602221.gif" xlink:type="simple" xlink:show="embed" xlink:actuate="onLoad" draw:mime-type="image/gif"/>
      </draw:frame>
      <draw:frame draw:style-name="fr1" draw:name="Image18" text:anchor-type="page" text:anchor-page-number="1" svg:x="0in" svg:y="0in" svg:width="6.6929in" style:rel-width="100%" svg:height="10.1181in" style:rel-height="100%" draw:z-index="17">
        <draw:image xlink:href="Pictures/1000000100000001000000010F602221.gif" xlink:type="simple" xlink:show="embed" xlink:actuate="onLoad" draw:mime-type="image/gif"/>
      </draw:frame>
      <draw:frame draw:style-name="fr1" draw:name="Image17" text:anchor-type="page" text:anchor-page-number="1" svg:x="0in" svg:y="0in" svg:width="6.6929in" style:rel-width="100%" svg:height="10.1181in" style:rel-height="100%" draw:z-index="16">
        <draw:image xlink:href="Pictures/1000000100000001000000010F602221.gif" xlink:type="simple" xlink:show="embed" xlink:actuate="onLoad" draw:mime-type="image/gif"/>
      </draw:frame>
      <draw:frame draw:style-name="fr1" draw:name="Image16" text:anchor-type="page" text:anchor-page-number="1" svg:x="0in" svg:y="0in" svg:width="6.6929in" style:rel-width="100%" svg:height="10.1181in" style:rel-height="100%" draw:z-index="15">
        <draw:image xlink:href="Pictures/1000000100000001000000010F602221.gif" xlink:type="simple" xlink:show="embed" xlink:actuate="onLoad" draw:mime-type="image/gif"/>
      </draw:frame>
      <draw:frame draw:style-name="fr1" draw:name="Image15" text:anchor-type="page" text:anchor-page-number="1" svg:x="0in" svg:y="0in" svg:width="6.6929in" style:rel-width="100%" svg:height="10.1181in" style:rel-height="100%" draw:z-index="14">
        <draw:image xlink:href="Pictures/1000000100000001000000010F602221.gif" xlink:type="simple" xlink:show="embed" xlink:actuate="onLoad" draw:mime-type="image/gif"/>
      </draw:frame>
      <draw:frame draw:style-name="fr1" draw:name="Image14" text:anchor-type="page" text:anchor-page-number="1" svg:x="0in" svg:y="0in" svg:width="6.6929in" style:rel-width="100%" svg:height="10.1181in" style:rel-height="100%" draw:z-index="13">
        <draw:image xlink:href="Pictures/1000000100000001000000010F602221.gif" xlink:type="simple" xlink:show="embed" xlink:actuate="onLoad" draw:mime-type="image/gif"/>
      </draw:frame>
      <draw:frame draw:style-name="fr1" draw:name="Image13" text:anchor-type="page" text:anchor-page-number="1" svg:x="0in" svg:y="0in" svg:width="6.6929in" style:rel-width="100%" svg:height="10.1181in" style:rel-height="100%" draw:z-index="12">
        <draw:image xlink:href="Pictures/1000000100000001000000010F602221.gif" xlink:type="simple" xlink:show="embed" xlink:actuate="onLoad" draw:mime-type="image/gif"/>
      </draw:frame>
      <draw:frame draw:style-name="fr1" draw:name="Image12" text:anchor-type="page" text:anchor-page-number="1" svg:x="0in" svg:y="0in" svg:width="6.6929in" style:rel-width="100%" svg:height="10.1181in" style:rel-height="100%" draw:z-index="11">
        <draw:image xlink:href="Pictures/1000000100000001000000010F602221.gif" xlink:type="simple" xlink:show="embed" xlink:actuate="onLoad" draw:mime-type="image/gif"/>
      </draw:frame>
      <draw:frame draw:style-name="fr1" draw:name="Image11" text:anchor-type="page" text:anchor-page-number="1" svg:x="0in" svg:y="0in" svg:width="6.6929in" style:rel-width="100%" svg:height="10.1181in" style:rel-height="100%" draw:z-index="10">
        <draw:image xlink:href="Pictures/1000000100000001000000010F602221.gif" xlink:type="simple" xlink:show="embed" xlink:actuate="onLoad" draw:mime-type="image/gif"/>
      </draw:frame>
      <draw:frame draw:style-name="fr1" draw:name="Image10" text:anchor-type="page" text:anchor-page-number="1" svg:x="0in" svg:y="0in" svg:width="6.6929in" style:rel-width="100%" svg:height="10.1181in" style:rel-height="100%" draw:z-index="9">
        <draw:image xlink:href="Pictures/1000000100000001000000010F602221.gif" xlink:type="simple" xlink:show="embed" xlink:actuate="onLoad" draw:mime-type="image/gif"/>
      </draw:frame>
      <draw:frame draw:style-name="fr1" draw:name="Image9" text:anchor-type="page" text:anchor-page-number="1" svg:x="0in" svg:y="0in" svg:width="6.6929in" style:rel-width="100%" svg:height="10.1181in" style:rel-height="100%" draw:z-index="8">
        <draw:image xlink:href="Pictures/1000000100000001000000010F602221.gif" xlink:type="simple" xlink:show="embed" xlink:actuate="onLoad" draw:mime-type="image/gif"/>
      </draw:frame>
      <draw:frame draw:style-name="fr1" draw:name="Image8" text:anchor-type="page" text:anchor-page-number="1" svg:x="0in" svg:y="0in" svg:width="6.6929in" style:rel-width="100%" svg:height="10.1181in" style:rel-height="100%" draw:z-index="7">
        <draw:image xlink:href="Pictures/1000000100000001000000010F602221.gif" xlink:type="simple" xlink:show="embed" xlink:actuate="onLoad" draw:mime-type="image/gif"/>
      </draw:frame>
      <draw:frame draw:style-name="fr1" draw:name="Image7" text:anchor-type="page" text:anchor-page-number="1" svg:x="0in" svg:y="0in" svg:width="6.6929in" style:rel-width="100%" svg:height="10.1181in" style:rel-height="100%" draw:z-index="6">
        <draw:image xlink:href="Pictures/1000000100000001000000010F602221.gif" xlink:type="simple" xlink:show="embed" xlink:actuate="onLoad" draw:mime-type="image/gif"/>
      </draw:frame>
      <draw:frame draw:style-name="fr1" draw:name="Image6" text:anchor-type="page" text:anchor-page-number="1" svg:x="0in" svg:y="0in" svg:width="6.6929in" style:rel-width="100%" svg:height="10.1181in" style:rel-height="100%" draw:z-index="5">
        <draw:image xlink:href="Pictures/1000000100000001000000010F602221.gif" xlink:type="simple" xlink:show="embed" xlink:actuate="onLoad" draw:mime-type="image/gif"/>
      </draw:frame>
      <draw:frame draw:style-name="fr1" draw:name="Image5" text:anchor-type="page" text:anchor-page-number="1" svg:x="0in" svg:y="0in" svg:width="6.6929in" style:rel-width="100%" svg:height="10.1181in" style:rel-height="100%" draw:z-index="4">
        <draw:image xlink:href="Pictures/1000000100000001000000010F602221.gif" xlink:type="simple" xlink:show="embed" xlink:actuate="onLoad" draw:mime-type="image/gif"/>
      </draw:frame>
      <draw:frame draw:style-name="fr1" draw:name="Image4" text:anchor-type="page" text:anchor-page-number="1" svg:x="0in" svg:y="0in" svg:width="6.6929in" style:rel-width="100%" svg:height="10.1181in" style:rel-height="100%" draw:z-index="3">
        <draw:image xlink:href="Pictures/1000000100000001000000010F602221.gif" xlink:type="simple" xlink:show="embed" xlink:actuate="onLoad" draw:mime-type="image/gif"/>
      </draw:frame>
      <draw:frame draw:style-name="fr1" draw:name="Image3" text:anchor-type="page" text:anchor-page-number="1" svg:x="0in" svg:y="0in" svg:width="6.6929in" style:rel-width="100%" svg:height="10.1181in" style:rel-height="100%" draw:z-index="2">
        <draw:image xlink:href="Pictures/1000000100000001000000010F602221.gif" xlink:type="simple" xlink:show="embed" xlink:actuate="onLoad" draw:mime-type="image/gif"/>
      </draw:frame>
      <draw:frame draw:style-name="fr1" draw:name="Image2" text:anchor-type="page" text:anchor-page-number="1" svg:x="0in" svg:y="0in" svg:width="6.6929in" style:rel-width="100%" svg:height="10.1181in" style:rel-height="100%" draw:z-index="1">
        <draw:image xlink:href="Pictures/1000000100000001000000010F602221.gif" xlink:type="simple" xlink:show="embed" xlink:actuate="onLoad" draw:mime-type="image/gif"/>
      </draw:frame>
      <draw:frame draw:style-name="fr1" draw:name="Image1" text:anchor-type="page" text:anchor-page-number="1" svg:x="0in" svg:y="0in" svg:width="6.6929in" style:rel-width="100%" svg:height="10.1181in" style:rel-height="100%" draw:z-index="0">
        <draw:image xlink:href="Pictures/1000000100000001000000010F602221.gif" xlink:type="simple" xlink:show="embed" xlink:actuate="onLoad" draw:mime-type="image/gif"/>
      </draw:frame>
      <text:p text:style-name="Text_20_body"/>
      <text:p text:style-name="P1">Sets</text:p>
      <text:p text:style-name="P1"/>
      <text:p text:style-name="Text_20_body">A Venn diagram for n sets must divide the space into exactly 2n distinct regions, one for each possible intersection pattern.</text:p>
      <text:list text:style-name="L1">
        <text:list-item>
          <text:p text:style-name="P2">For 2 sets → 22=4 regions ✅ (easy)</text:p>
        </text:list-item>
        <text:list-item>
          <text:p text:style-name="P2">For 3 sets → 23=8 regions ✅ (standard Venn)</text:p>
        </text:list-item>
        <text:list-item>
          <text:p text:style-name="P2">For 4 sets → 24=16 regions ✅ (possible, but already complex)</text:p>
        </text:list-item>
        <text:list-item>
          <text:p text:style-name="P2">For 5 sets → 25=32 regions ✅ (can be done using <text:span text:style-name="Strong_20_Emphasis">ellipses</text:span> or special shapes like <text:span text:style-name="Strong_20_Emphasis">Branko Grünbaum’s</text:span> constructions)</text:p>
        </text:list-item>
        <text:list-item>
          <text:p text:style-name="P2">For 6–7 sets → still possible but extremely complicated; they require <text:span text:style-name="Strong_20_Emphasis">non-circular curves</text:span> and <text:span text:style-name="Strong_20_Emphasis">symmetry</text:span> in higher genus surfaces.</text:p>
        </text:list-item>
        <text:list-item>
          <text:p text:style-name="P2">For <text:span text:style-name="Strong_20_Emphasis">10 sets</text:span> → 210=1024 distinct regions 😵‍💫 — impossible to clearly represent in <text:span text:style-name="Strong_20_Emphasis">2D Euclidean space</text:span> without extreme distortion.</text:p>
        </text:list-item>
      </text:list>
      <text:p text:style-name="Horizontal_20_Line"/>
      <text:h text:style-name="Heading_20_2" text:outline-level="2">🔭 2. Visual methods beyond 2D</text:h>
      <text:h text:style-name="Heading_20_3" text:outline-level="3">🧊 (a) <text:span text:style-name="Strong_20_Emphasis">Higher-dimensional visualization</text:span></text:h>
      <text:p text:style-name="Text_20_body">Each set corresponds to a dimension.</text:p>
      <text:list text:style-name="L2">
        <text:list-item>
          <text:p text:style-name="P3">A <text:span text:style-name="Strong_20_Emphasis">10-dimensional hypercube</text:span> can represent 10 sets:</text:p>
          <text:list>
            <text:list-item>
              <text:p text:style-name="P3">Each vertex represents one combination of inclusion/exclusion (binary vector of length 10).</text:p>
            </text:list-item>
            <text:list-item>
              <text:p text:style-name="P3">Intersections correspond to subsets of coordinates fixed to 1.</text:p>
            </text:list-item>
          </text:list>
        </text:list-item>
      </text:list>
      <text:p text:style-name="Text_20_body">🔹 You can visualize lower-dimensional <text:span text:style-name="Strong_20_Emphasis">projections</text:span> (e.g., 3D slices or 2D projections) of this 10D cube.</text:p>
      <text:p text:style-name="Text_20_body">👉 Tools like <text:span text:style-name="Strong_20_Emphasis">t-SNE</text:span>, <text:span text:style-name="Strong_20_Emphasis">PCA</text:span>, or <text:span text:style-name="Strong_20_Emphasis">UMAP</text:span> in data visualization can project the 10D relationships into 2D or 3D while preserving overlap structure.</text:p>
      <text:p text:style-name="Horizontal_20_Line"/>
      <text:h text:style-name="Heading_20_3" text:outline-level="3">🧩 (b) <text:span text:style-name="Strong_20_Emphasis">Euler diagrams (simplified Venn)</text:span></text:h>
      <text:p text:style-name="Text_20_body">If you only need to show <text:span text:style-name="Strong_20_Emphasis">actual intersections that exist</text:span> (not all 210 possible ones), you can use <text:span text:style-name="Strong_20_Emphasis">Euler diagrams</text:span> instead of full Venn diagrams.</text:p>
      <text:list text:style-name="L3">
        <text:list-item>
          <text:p text:style-name="P4">Euler diagrams omit empty intersections.</text:p>
        </text:list-item>
        <text:list-item>
          <text:p text:style-name="P4">Much simpler and more readable.</text:p>
        </text:list-item>
        <text:list-item>
          <text:p text:style-name="P4">Used often in <text:span text:style-name="Strong_20_Emphasis">data science</text:span> and <text:span text:style-name="Strong_20_Emphasis">set analytics</text:span>.</text:p>
        </text:list-item>
      </text:list>
      <text:p text:style-name="Horizontal_20_Line"/>
      <text:h text:style-name="Heading_20_3" text:outline-level="3"><text:soft-page-break/>💻 (c) <text:span text:style-name="Strong_20_Emphasis">Matrix representation</text:span></text:h>
      <text:p text:style-name="Text_20_body">Represent each element as a binary vecto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Table_20_Heading">Element</text:p>
            </table:table-cell>
            <table:table-cell table:style-name="Table1.A1" office:value-type="string">
              <text:p text:style-name="Table_20_Heading">A</text:p>
            </table:table-cell>
            <table:table-cell table:style-name="Table1.A1" office:value-type="string">
              <text:p text:style-name="Table_20_Heading">B</text:p>
            </table:table-cell>
            <table:table-cell table:style-name="Table1.A1" office:value-type="string">
              <text:p text:style-name="Table_20_Heading">C</text:p>
            </table:table-cell>
            <table:table-cell table:style-name="Table1.A1" office:value-type="string">
              <text:p text:style-name="Table_20_Heading">D</text:p>
            </table:table-cell>
            <table:table-cell table:style-name="Table1.A1" office:value-type="string">
              <text:p text:style-name="Table_20_Heading">E</text:p>
            </table:table-cell>
            <table:table-cell table:style-name="Table1.A1" office:value-type="string">
              <text:p text:style-name="Table_20_Heading">F</text:p>
            </table:table-cell>
            <table:table-cell table:style-name="Table1.A1" office:value-type="string">
              <text:p text:style-name="Table_20_Heading">G</text:p>
            </table:table-cell>
            <table:table-cell table:style-name="Table1.A1" office:value-type="string">
              <text:p text:style-name="Table_20_Heading">H</text:p>
            </table:table-cell>
            <table:table-cell table:style-name="Table1.A1" office:value-type="string">
              <text:p text:style-name="Table_20_Heading">I</text:p>
            </table:table-cell>
            <table:table-cell table:style-name="Table1.A1" office:value-type="string">
              <text:p text:style-name="Table_20_Heading">J</text:p>
            </table:table-cell>
          </table:table-row>
        </table:table-header-rows>
        <table:table-row>
          <table:table-cell table:style-name="Table1.A1" office:value-type="string">
            <text:p text:style-name="Table_20_Contents">x₁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x₂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…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Text_20_body">Each row = one region.<text:line-break/>Then you can <text:span text:style-name="Strong_20_Emphasis">cluster</text:span> or <text:span text:style-name="Strong_20_Emphasis">color</text:span> intersections.</text:p>
      <text:p text:style-name="Text_20_body">This is the <text:span text:style-name="Strong_20_Emphasis">tabular or algebraic visualization</text:span> of multi-set relationships.</text:p>
      <text:p text:style-name="Horizontal_20_Line"/>
      <text:h text:style-name="Heading_20_3" text:outline-level="3">📊 (d) <text:span text:style-name="Strong_20_Emphasis">UpSet plots (modern alternative)</text:span></text:h>
      <text:p text:style-name="Text_20_body">A <text:span text:style-name="Strong_20_Emphasis">powerful replacement</text:span> for high-dimensional Venn diagrams.</text:p>
      <text:list text:style-name="L4">
        <text:list-item>
          <text:p text:style-name="P6">Each set is a column.</text:p>
        </text:list-item>
        <text:list-item>
          <text:p text:style-name="P6">Each intersection (combination of sets) is represented by <text:span text:style-name="Strong_20_Emphasis">dots and connecting lines</text:span>.</text:p>
        </text:list-item>
        <text:list-item>
          <text:p text:style-name="P6">The <text:span text:style-name="Strong_20_Emphasis">size of intersections</text:span> is shown as a <text:span text:style-name="Strong_20_Emphasis">bar chart</text:span>.</text:p>
        </text:list-item>
      </text:list>
      <text:p text:style-name="Text_20_body">🧠 Used in bioinformatics and big data to analyze <text:span text:style-name="Strong_20_Emphasis">overlaps between 10+ sets</text:span>.</text:p>
      <text:p text:style-name="Text_20_body">📘 Tool: <text:a xlink:type="simple" xlink:href="https://pypi.org/project/upsetplot/" office:target-frame-name="_new" xlink:show="replace" text:style-name="Internet_20_link" text:visited-style-name="Visited_20_Internet_20_Link">UpSetPlot (Python)</text:a></text:p>
      <text:p text:style-name="Text_20_body">Example concept:</text:p>
      <text:p text:style-name="P7"><text:span text:style-name="Source_20_Text">Sets: A B C D E F G H I J</text:span></text:p>
      <text:p text:style-name="P8"><text:span text:style-name="Source_20_Text"><text:s text:c="6"/>● ● ○ ○ ● ○ ○ ○ ○ ○ <text:s text:c="2"/>→ intersection of A,B,E (size 15)</text:span></text:p>
      <text:p text:style-name="P9"><text:span text:style-name="Source_20_Text"><text:s text:c="6"/>○ ● ● ● ○ ● ○ ○ ○ ○ <text:s text:c="2"/>→ intersection of B,C,D,F (size 8)</text:span></text:p>
      <text:p text:style-name="Horizontal_20_Line"/>
      <text:h text:style-name="Heading_20_3" text:outline-level="3">🧮 (e) <text:span text:style-name="Strong_20_Emphasis">Boolean lattice (Hasse diagram)</text:span></text:h>
      <text:p text:style-name="Text_20_body">A <text:span text:style-name="Strong_20_Emphasis">lattice diagram</text:span> of all subsets of the 10 sets (a 10-dimensional Boolean lattice):</text:p>
      <text:list text:style-name="L5">
        <text:list-item>
          <text:p text:style-name="P10">Nodes = subsets (intersections)</text:p>
        </text:list-item>
        <text:list-item>
          <text:p text:style-name="P10">Edges = inclusion relations (adding/removing one set)</text:p>
        </text:list-item>
      </text:list>
      <text:p text:style-name="Text_20_body">You can visualize this using graph layouts — extremely structured and ideal for algebraic analysis, not geometry.</text:p>
      <text:p text:style-name="Horizontal_20_Line"/>
      <text:h text:style-name="Heading_20_2" text:outline-level="2">🧠 3. Summary Tabl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Works for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Visual clarity</text:p>
            </table:table-cell>
          </table:table-row>
        </table:table-header-rows>
        <table:table-row>
          <table:table-cell table:style-name="Table2.A1" office:value-type="string">
            <text:p text:style-name="Table_20_Contents">Venn (curves)</text:p>
          </table:table-cell>
          <table:table-cell table:style-name="Table2.A1" office:value-type="string">
            <text:p text:style-name="Table_20_Contents">≤5 sets</text:p>
          </table:table-cell>
          <table:table-cell table:style-name="Table2.A1" office:value-type="string">
            <text:p text:style-name="Table_20_Contents">Geometric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Euler diagram</text:p>
          </table:table-cell>
          <table:table-cell table:style-name="Table2.A1" office:value-type="string">
            <text:p text:style-name="Table_20_Contents">Many sets</text:p>
          </table:table-cell>
          <table:table-cell table:style-name="Table2.A1" office:value-type="string">
            <text:p text:style-name="Table_20_Contents">Simplified geometric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Hypercube projection</text:p>
          </table:table-cell>
          <table:table-cell table:style-name="Table2.A1" office:value-type="string">
            <text:p text:style-name="Table_20_Contents">Any n</text:p>
          </table:table-cell>
          <table:table-cell table:style-name="Table2.A1" office:value-type="string">
            <text:p text:style-name="Table_20_Contents">Geometric/abstract</text:p>
          </table:table-cell>
          <table:table-cell table:style-name="Table2.A1" office:value-type="string">
            <text:p text:style-name="Table_20_Contents">⚙️</text:p>
          </table:table-cell>
        </table:table-row>
        <text:soft-page-break/>
        <table:table-row>
          <table:table-cell table:style-name="Table2.A1" office:value-type="string">
            <text:p text:style-name="Table_20_Contents">Matrix/binary table</text:p>
          </table:table-cell>
          <table:table-cell table:style-name="Table2.A1" office:value-type="string">
            <text:p text:style-name="Table_20_Contents">Any n</text:p>
          </table:table-cell>
          <table:table-cell table:style-name="Table2.A1" office:value-type="string">
            <text:p text:style-name="Table_20_Contents">Algebraic</text:p>
          </table:table-cell>
          <table:table-cell table:style-name="Table2.A1" office:value-type="string">
            <text:p text:style-name="Table_20_Contents">✅✅</text:p>
          </table:table-cell>
        </table:table-row>
        <table:table-row>
          <table:table-cell table:style-name="Table2.A1" office:value-type="string">
            <text:p text:style-name="Table_20_Contents">UpSet plot</text:p>
          </table:table-cell>
          <table:table-cell table:style-name="Table2.A1" office:value-type="string">
            <text:p text:style-name="Table_20_Contents">Many sets</text:p>
          </table:table-cell>
          <table:table-cell table:style-name="Table2.A1" office:value-type="string">
            <text:p text:style-name="Table_20_Contents">Analytical visualization</text:p>
          </table:table-cell>
          <table:table-cell table:style-name="Table2.A1" office:value-type="string">
            <text:p text:style-name="Table_20_Contents">✅✅✅</text:p>
          </table:table-cell>
        </table:table-row>
        <table:table-row>
          <table:table-cell table:style-name="Table2.A1" office:value-type="string">
            <text:p text:style-name="Table_20_Contents">Boolean lattice</text:p>
          </table:table-cell>
          <table:table-cell table:style-name="Table2.A1" office:value-type="string">
            <text:p text:style-name="Table_20_Contents">Any n</text:p>
          </table:table-cell>
          <table:table-cell table:style-name="Table2.A1" office:value-type="string">
            <text:p text:style-name="Table_20_Contents">Algebraic/graph</text:p>
          </table:table-cell>
          <table:table-cell table:style-name="Table2.A1" office:value-type="string">
            <text:p text:style-name="Table_20_Contents">⚙️✅</text:p>
          </table:table-cell>
        </table:table-row>
      </table:table>
      <text:p text:style-name="Horizontal_20_Line"/>
      <text:h text:style-name="Heading_20_3" text:outline-level="3">🔍 Final Note:</text:h>
      <text:p text:style-name="Quotations">A true 10-way <text:span text:style-name="Emphasis">Venn diagram</text:span> in 2D cannot be drawn clearly or symmetrically —<text:line-break/>mathematicians instead use <text:span text:style-name="Strong_20_Emphasis">UpSet plots</text:span>, <text:span text:style-name="Strong_20_Emphasis">Boolean lattices</text:span>, or <text:span text:style-name="Strong_20_Emphasis">n-dimensional projections</text:span> to handle such complexity.</text:p>
      <text:p text:style-name="Horizontal_20_Line"/>
      <text:p text:style-name="Text_20_body">Would you like me to <text:span text:style-name="Strong_20_Emphasis">generate a Python script</text:span> that draws an <text:span text:style-name="Strong_20_Emphasis">UpSet plot for 10 sets</text:span> (using random data) to visualize their overlaps?</text:p>
      <text:p text:style-name="Standard"><text:a xlink:type="simple" xlink:href="https://en.wikipedia.org/wiki/UpSet_plot" text:style-name="Internet_20_link" text:visited-style-name="Visited_20_Internet_20_Link">https://en.wikipedia.org/wiki/UpSet_plot</text:a> </text:p>
      <text:p text:style-name="Standard"/>
      <text:p text:style-name="Standard"><text:a xlink:type="simple" xlink:href="https://en.wikipedia.org/wiki/Euler_diagram" text:style-name="Internet_20_link" text:visited-style-name="Visited_20_Internet_20_Link">https://en.wikipedia.org/wiki/Euler_diagram</text:a> </text:p>
      <text:p text:style-name="Standard"/>
      <text:p text:style-name="P11">When discussing multi-set relationships, "tabular" refers to visualizing elements and their multiplicities in a table, while "algebraic" represents these relationships using mathematical functions and expressions</text:p>
      <text:p text:style-name="Standard">. </text:p>
      <text:p text:style-name="P11">A multiset is a collection of elements where the same element can appear multiple times, in contrast to a standard set where each element is unique. The number of times an element appears is called its multiplicity. </text:p>
      <text:p text:style-name="P11">Tabular visualization </text:p>
      <text:p text:style-name="Standard">This approach uses a table or matrix to display the counts or presence of elements across different multisets. It is a straightforward way to visualize multiset relationships, especially for a small to moderate number of multisets. </text:p>
      <text:p text:style-name="P12"><text:span text:style-name="Strong_20_Emphasis">Structure of a tabular representation:</text:span> </text:p>
      <text:list text:style-name="L6">
        <text:list-item>
          <text:p text:style-name="P13"><text:span text:style-name="Strong_20_Emphasis">Rows:</text:span> Can represent the individual elements.</text:p>
        </text:list-item>
        <text:list-item>
          <text:p text:style-name="P13"><text:span text:style-name="Strong_20_Emphasis">Columns:</text:span> Can represent the multisets being compared.</text:p>
        </text:list-item>
        <text:list-item>
          <text:p text:style-name="P14"><text:span text:style-name="Strong_20_Emphasis">Cell values:</text:span> Show the multiplicity of each element within each multiset. </text:p>
        </text:list-item>
      </text:list>
      <text:p text:style-name="Text_20_body"><text:span text:style-name="Strong_20_Emphasis">Example: Multi-set relationships for fruits</text:span><text:line-break/>Consider three multisets of fruits: </text:p>
      <text:list text:style-name="L7">
        <text:list-item>
          <text:p text:style-name="P15"/>
        </text:list-item>
      </text:list>
      <text:p text:style-name="P16">The tabular visualization of these relationships would be: 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Table_20_Heading">Element </text:p>
          </table:table-cell>
          <table:table-cell table:style-name="Table3.A1" office:value-type="string">
            <text:p text:style-name="Table_20_Heading">Multiplicity in </text:p>
          </table:table-cell>
          <table:table-cell table:style-name="Table3.A1" office:value-type="string">
            <text:p text:style-name="Table_20_Heading">Multiplicity in </text:p>
          </table:table-cell>
          <table:table-cell table:style-name="Table3.A1" office:value-type="string">
            <text:p text:style-name="Table_20_Heading">Multiplicity in </text:p>
          </table:table-cell>
        </table:table-row>
        <table:table-row>
          <table:table-cell table:style-name="Table3.A1" office:value-type="string">
            <text:p text:style-name="Table_20_Contents">apple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orange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banana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2</text:p>
          </table:table-cell>
        </table:table-row>
      </table:table>
      <text:p text:style-name="Text_20_body"><text:span text:style-name="Strong_20_Emphasis">Key benefits:</text:span> </text:p>
      <text:list text:style-name="L8">
        <text:list-item>
          <text:p text:style-name="P17"><text:span text:style-name="Strong_20_Emphasis">Clarity:</text:span> It clearly shows the exact multiplicity of every element in each multiset.</text:p>
        </text:list-item>
        <text:list-item>
          <text:p text:style-name="P18"><text:soft-page-break/><text:span text:style-name="Strong_20_Emphasis">Detailed information:</text:span> Tables can show relationships that traditional Venn diagrams cannot, such as the exact overlap counts when dealing with more than a few sets. </text:p>
        </text:list-item>
      </text:list>
      <text:p text:style-name="P19">Algebraic visualization </text:p>
      <text:p text:style-name="P16">This approach defines multiset relationships using mathematical functions and operators, which is useful for formal analysis and theoretical work. </text:p>
      <text:p text:style-name="P19"><text:span text:style-name="Strong_20_Emphasis">Representation using a count function:</text:span><text:line-break/>A multiset </text:p>
      <text:p text:style-name="P19">over a universe </text:p>
      <text:p text:style-name="P19">can be defined by a count function, </text:p>
      <text:p text:style-name="P19">, which returns the number of occurrences (multiplicity) of an element </text:p>
      <text:p text:style-name="P19">. </text:p>
      <text:p text:style-name="P20">Using the fruit example above, the multisets would be defined by their count functions: </text:p>
      <text:list text:style-name="L9">
        <text:list-item>
          <text:p text:style-name="P21"/>
        </text:list-item>
      </text:list>
      <text:p text:style-name="Text_20_body"><text:span text:style-name="Strong_20_Emphasis">Representing set operations algebraically:</text:span><text:line-break/>Algebraic operators are used to define the relationships between multisets, generalizing standard set theory operations. </text:p>
      <text:list text:style-name="L10">
        <text:list-item>
          <text:p text:style-name="P22"><text:span text:style-name="Strong_20_Emphasis">Multiset Union (</text:span></text:p>
          <text:p text:style-name="P22"><text:span text:style-name="Strong_20_Emphasis">):</text:span> The multiplicity of an element in the union is the maximum of its multiplicities in the individual multisets.</text:p>
          <text:p text:style-name="P22"><text:line-break/>For </text:p>
          <text:p text:style-name="P22">:</text:p>
          <text:list>
            <text:list-item>
              <text:p text:style-name="P22">The union multiset would be </text:p>
              <text:p text:style-name="P22">.</text:p>
            </text:list-item>
          </text:list>
        </text:list-item>
        <text:list-item>
          <text:p text:style-name="P23"><text:span text:style-name="Strong_20_Emphasis">Multiset Intersection (</text:span></text:p>
          <text:p text:style-name="P22"><text:span text:style-name="Strong_20_Emphasis">):</text:span> The multiplicity of an element in the intersection is the minimum of its multiplicities.</text:p>
          <text:p text:style-name="P22"><text:line-break/>For </text:p>
          <text:p text:style-name="P22">:</text:p>
          <text:list>
            <text:list-item>
              <text:p text:style-name="P22">The intersection multiset would be </text:p>
              <text:p text:style-name="P22">.</text:p>
            </text:list-item>
          </text:list>
        </text:list-item>
        <text:list-item>
          <text:p text:style-name="P23"><text:span text:style-name="Strong_20_Emphasis">Multiset Sum (or Additive Union) (</text:span></text:p>
          <text:p text:style-name="P22"><text:span text:style-name="Strong_20_Emphasis">):</text:span> The multiplicity of an element is the sum of its multiplicities in the individual multisets.</text:p>
          <text:p text:style-name="P22"><text:line-break/>For </text:p>
          <text:p text:style-name="P22">:</text:p>
          <text:list>
            <text:list-item>
              <text:p text:style-name="P22">The sum multiset would be </text:p>
              <text:p text:style-name="P24">. </text:p>
            </text:list-item>
          </text:list>
        </text:list-item>
      </text:list>
      <text:p text:style-name="Text_20_body"><text:span text:style-name="Strong_20_Emphasis">Key benefits:</text:span> </text:p>
      <text:list text:style-name="L11">
        <text:list-item>
          <text:p text:style-name="P25"><text:span text:style-name="Strong_20_Emphasis">Formalism:</text:span> Provides a rigorous mathematical framework for analyzing multisets.</text:p>
        </text:list-item>
        <text:list-item>
          <text:p text:style-name="P26"><text:span text:style-name="Strong_20_Emphasis">Generalization:</text:span> Allows for the adaptation of concepts from relational algebra and set theory to systems that handle multiple occurrences of elements, such as those found in databases. </text:p>
        </text:list-item>
      </text:list>
      <text:p text:style-name="Standard"><text:a xlink:type="simple" xlink:href="https://en.wikipedia.org/wiki/Dessin_d%27enfant" text:style-name="Internet_20_link" text:visited-style-name="Visited_20_Internet_20_Link">https://en.wikipedia.org/wiki/Dessin_d%27enfant</text:a> </text:p>
      <text:p text:style-name="Standard"><text:soft-page-break/></text:p>
      <text:p text:style-name="Standard"><text:a xlink:type="simple" xlink:href="https://en.wikipedia.org/wiki/Dessin_d%27enfant#Trees_and_Shabat_polynomials" text:style-name="Internet_20_link" text:visited-style-name="Visited_20_Internet_20_Link">https://en.wikipedia.org/wiki/Dessin_d%27enfant#Trees_and_Shabat_polynomials</text:a> </text:p>
      <text:p text:style-name="Standard"/>
      <text:p text:style-name="Standard"><text:a xlink:type="simple" xlink:href="https://en.wikipedia.org/wiki/Belyi%27s_theorem" text:style-name="Internet_20_link" text:visited-style-name="Visited_20_Internet_20_Link">https://en.wikipedia.org/wiki/Belyi%27s_theorem</text:a> </text:p>
      <text:p text:style-name="Standard"/>
      <text:p text:style-name="Standard"/>
      <text:p text:style-name="Standard"><text:a xlink:type="simple" xlink:href="https://www.youtube.com/playlist?list=PLgMDNELGJ1CZfN81L7R8oZfy6ewszjy4O" text:style-name="Internet_20_link" text:visited-style-name="Visited_20_Internet_20_Link">https://www.youtube.com/playlist?list=PLgMDNELGJ1CZfN81L7R8oZfy6ewszjy4O</text:a> </text:p>
      <text:p text:style-name="Standard"/>
      <text:p text:style-name="Standard"/>
      <text:p text:style-name="Standard"/>
      <text:p text:style-name="P27">Linear Algebra and Geometry</text:p>
      <text:p text:style-name="P27"/>
      <text:p text:style-name="P27"><text:a xlink:type="simple" xlink:href="https://www.youtube.com/watch?v=yzUWjbo049U&amp;list=PLgMDNELGJ1CaTrBVbwaHoHYlTbyeV-q5c" text:style-name="Internet_20_link" text:visited-style-name="Visited_20_Internet_20_Link">https://www.youtube.com/watch?v=yzUWjbo049U&amp;list=PLgMDNELGJ1CaTrBVbwaHoHYlTbyeV-q5c</text:a> </text:p>
      <text:p text:style-name="P27"/>
      <text:p text:style-name="P27">Riemman Geometry</text:p>
      <text:p text:style-name="P27"><text:a xlink:type="simple" xlink:href="https://www.youtube.com/watch?v=yqwlAOTUKGc" text:style-name="Internet_20_link" text:visited-style-name="Visited_20_Internet_20_Link">https://www.youtube.com/watch?v=yqwlAOTUKGc</text:a> </text:p>
      <text:p text:style-name="P27"/>
      <text:p text:style-name="P27"><text:a xlink:type="simple" xlink:href="https://www.math.clemson.edu/~macaule/visualalgebra.html" text:style-name="Internet_20_link" text:visited-style-name="Visited_20_Internet_20_Link">https://www.math.clemson.edu/~macaule/visualalgebra.html</text:a> </text:p>
      <text:p text:style-name="P27"/>
      <text:p text:style-name="P27"><text:a xlink:type="simple" xlink:href="https://en.wikipedia.org/wiki/Cayley%27s_theorem" text:style-name="Internet_20_link" text:visited-style-name="Visited_20_Internet_20_Link">https://en.wikipedia.org/wiki/Cayley%27s_theorem</text:a> </text:p>
      <text:p text:style-name="P27"/>
      <text:p text:style-name="P28">John Stephen Smit ...My dearest Friend...Unmarried Motivation for me</text:p>
      <text:p text:style-name="P27"/>
      <text:p text:style-name="P27"><text:a xlink:type="simple" xlink:href="https://en.wikipedia.org/wiki/Henry_John_Stephen_Smith" text:style-name="Internet_20_link" text:visited-style-name="Visited_20_Internet_20_Link">https://en.wikipedia.org/wiki/Henry_John_Stephen_Smith</text:a> </text:p>
      <text:p text:style-name="P27"/>
      <text:p text:style-name="P27"><text:a xlink:type="simple" xlink:href="http://numbertheory.org/ntw/number_theory.html" text:style-name="Internet_20_link" text:visited-style-name="Visited_20_Internet_20_Link">http://numbertheory.org/ntw/number_theory.html</text:a> </text:p>
      <text:p text:style-name="P27"/>
      <text:p text:style-name="P27"><text:a xlink:type="simple" xlink:href="https://en.wikipedia.org/wiki/Manifold" text:style-name="Internet_20_link" text:visited-style-name="Visited_20_Internet_20_Link">https://en.wikipedia.org/wiki/Manifold</text:a> </text:p>
      <text:p text:style-name="P27"/>
      <text:p text:style-name="P27"><text:a xlink:type="simple" xlink:href="https://en.wikipedia.org/wiki/Combinational_logic" text:style-name="Internet_20_link" text:visited-style-name="Visited_20_Internet_20_Link">https://en.wikipedia.org/wiki/Combinational_logic</text:a> </text:p>
      <text:p text:style-name="P27"/>
      <text:p text:style-name="P27"><text:a xlink:type="simple" xlink:href="https://en.wikipedia.org/wiki/Combinatory_logic" text:style-name="Internet_20_link" text:visited-style-name="Visited_20_Internet_20_Link">https://en.wikipedia.org/wiki/Combinatory_logic</text:a> </text:p>
      <text:p text:style-name="P27"><text:s/></text:p>
      <text:p text:style-name="P29">Combinatorial Logic introduced by</text:p>
      <text:p text:style-name="P29"><text:a xlink:type="simple" xlink:href="https://en.wikipedia.org/wiki/Moses_Schönfinkel" text:style-name="Internet_20_link" text:visited-style-name="Visited_20_Internet_20_Link">https://en.wikipedia.org/wiki/Moses_Sch%C3%B6nfinkel</text:a> </text:p>
      <text:p text:style-name="P29"/>
      <text:p text:style-name="P29"/>
      <text:p text:style-name="P29"><text:a xlink:type="simple" xlink:href="https://en.wikipedia.org/wiki/Moses_Schönfinkel" text:style-name="Internet_20_link" text:visited-style-name="Visited_20_Internet_20_Link">https://en.wikipedia.org/wiki/Moses_Sch%C3%B6nfinkel</text:a> </text:p>
      <text:p text:style-name="P29"/>
      <text:p text:style-name="P29"/>
      <text:p text:style-name="P30">Mosse Stories</text:p>
      <text:p text:style-name="P30"><text:span text:style-name="T1">After he left Göttingen, Schönfinkel returned to Moscow. By 1927 he was reported to be mentally ill and in a sanatorium.</text:span><text:bookmark text:name="cite_ref-FOOTNOTECurry1927_4-1"/><text:a xlink:type="simple" xlink:href="https://en.wikipedia.org/wiki/Moses_Schönfinkel#cite_note-FOOTNOTECurry1927-4" text:style-name="Internet_20_link" text:visited-style-name="Visited_20_Internet_20_Link"><text:span text:style-name="T2">[4]</text:span></text:a><text:bookmark text:name="cite_ref-FOOTNOTEKlineAnovskaa1951_5-1"/><text:a xlink:type="simple" xlink:href="https://en.wikipedia.org/wiki/Moses_Schönfinkel#cite_note-FOOTNOTEKlineAnovskaa1951-5" text:style-name="Internet_20_link" text:visited-style-name="Visited_20_Internet_20_Link"><text:span text:style-name="T2">[5]</text:span></text:a><text:span text:style-name="T3"> </text:span><text:span text:style-name="T1">His later life was spent in poverty, and he died in Moscow some time in 1942 (aged 53–54) . His papers were burned by his neighbors for heating.</text:span></text:p>
      <text:p text:style-name="P30"/>
      <text:p text:style-name="P29"/>
      <text:p text:style-name="P29">David Hilber [Write a book]</text:p>
      <text:p text:style-name="P29"><text:a xlink:type="simple" xlink:href="https://en.wikipedia.org/wiki/David_Hilbert" text:style-name="Internet_20_link" text:visited-style-name="Visited_20_Internet_20_Link">https://en.wikipedia.org/wiki/David_Hilbert</text:a> </text:p>
      <text:p text:style-name="P29"/>
      <text:p text:style-name="P29">Iunvariant Theory by hilber</text:p>
      <text:p text:style-name="P29"><text:a xlink:type="simple" xlink:href="https://en.wikipedia.org/wiki/Invariant_theory" text:style-name="Internet_20_link" text:visited-style-name="Visited_20_Internet_20_Link"><text:soft-page-break/>https://en.wikipedia.org/wiki/Invariant_theory</text:a> </text:p>
      <text:p text:style-name="P29"/>
      <text:p text:style-name="P29"><text:a xlink:type="simple" xlink:href="https://en.wikipedia.org/wiki/Calculus_of_variations" text:style-name="Internet_20_link" text:visited-style-name="Visited_20_Internet_20_Link">https://en.wikipedia.org/wiki/Calculus_of_variations</text:a> </text:p>
      <text:p text:style-name="P29"/>
      <text:p text:style-name="P31">Commutatitve Algebra </text:p>
      <text:p text:style-name="P29"><text:a xlink:type="simple" xlink:href="https://en.wikipedia.org/wiki/Commutative_algebra" text:style-name="Internet_20_link" text:visited-style-name="Visited_20_Internet_20_Link">https://en.wikipedia.org/wiki/Commutative_algebra</text:a> </text:p>
      <text:p text:style-name="P29"/>
      <text:p text:style-name="P32">Algebraic Geometry</text:p>
      <text:p text:style-name="P32"><text:a xlink:type="simple" xlink:href="https://en.wikipedia.org/wiki/Algebraic_geometry" text:style-name="Internet_20_link" text:visited-style-name="Visited_20_Internet_20_Link">https://en.wikipedia.org/wiki/Algebraic_geometry</text:a> </text:p>
      <text:p text:style-name="P32"/>
      <text:p text:style-name="P29"/>
      <text:p text:style-name="P33">Lambda Calculus</text:p>
      <text:p text:style-name="P33"><text:a xlink:type="simple" xlink:href="https://en.wikipedia.org/wiki/Lambda_calculus" text:style-name="Internet_20_link" text:visited-style-name="Visited_20_Internet_20_Link">https://en.wikipedia.org/wiki/Lambda_calculus</text:a> </text:p>
      <text:p text:style-name="P33"/>
      <text:p text:style-name="P33">Combinatorial Logics</text:p>
      <text:p text:style-name="P33"><text:a xlink:type="simple" xlink:href="https://en.wikipedia.org/wiki/Haskell_Curry" text:style-name="Internet_20_link" text:visited-style-name="Visited_20_Internet_20_Link">https://en.wikipedia.org/wiki/Haskell_Curry</text:a> </text:p>
      <text:p text:style-name="P33"/>
      <text:p text:style-name="P33">Bertrand Russels</text:p>
      <text:p text:style-name="P33"><text:a xlink:type="simple" xlink:href="https://en.wikipedia.org/wiki/Bertrand_Russell" text:style-name="Internet_20_link" text:visited-style-name="Visited_20_Internet_20_Link">https://en.wikipedia.org/wiki/Bertrand_Russell</text:a> </text:p>
      <text:p text:style-name="P33"/>
      <text:p text:style-name="P34">Alonza Church</text:p>
      <text:p text:style-name="P34"><text:a xlink:type="simple" xlink:href="https://en.wikipedia.org/wiki/Alonzo_Church" text:style-name="Internet_20_link" text:visited-style-name="Visited_20_Internet_20_Link">https://en.wikipedia.org/wiki/Alonzo_Church</text:a> </text:p>
      <text:p text:style-name="P34"/>
      <text:h text:style-name="P35" text:outline-level="1"><text:bookmark text:name="firstHeading"/>Entscheidungsproblem</text:h>
      <text:section text:style-name="Sect1" text:name="p-lang-btn">
        <text:p text:style-name="P36"/>
      </text:section>
      <text:p text:style-name="P37"><text:line-break/> </text:p>
      <text:p text:style-name="P37"><text:a xlink:type="simple" xlink:href="https://en.wikipedia.org/wiki/Entscheidungsproblem" text:style-name="Internet_20_link" text:visited-style-name="Visited_20_Internet_20_Link">https://en.wikipedia.org/wiki/Entscheidungsproblem</text:a> </text:p>
      <text:p text:style-name="P37"/>
      <text:p text:style-name="P37"><text:a xlink:type="simple" xlink:href="https://en.wikipedia.org/wiki/Matrix_(mathematics)" text:style-name="Internet_20_link" text:visited-style-name="Visited_20_Internet_20_Link">https://en.wikipedia.org/wiki/Matrix_(mathematics)</text:a> </text:p>
      <text:p text:style-name="P37"/>
      <text:p text:style-name="P37"><text:a xlink:type="simple" xlink:href="https://en.wikipedia.org/wiki/Control_theory" text:style-name="Internet_20_link" text:visited-style-name="Visited_20_Internet_20_Link">https://en.wikipedia.org/wiki/Control_theory</text:a> </text:p>
      <text:p text:style-name="P37"/>
      <text:p text:style-name="P38">Abraham Demorvie</text:p>
      <text:p text:style-name="P38"><text:a xlink:type="simple" xlink:href="https://en.wikipedia.org/wiki/Abraham_de_Moivre" text:style-name="Internet_20_link" text:visited-style-name="Visited_20_Internet_20_Link">https://en.wikipedia.org/wiki/Abraham_de_Moivre</text:a> </text:p>
      <text:p text:style-name="P39">James Striling</text:p>
      <text:p text:style-name="P38"><text:a xlink:type="simple" xlink:href="https://en.wikipedia.org/wiki/James_Stirling_(mathematician)" text:style-name="Internet_20_link" text:visited-style-name="Visited_20_Internet_20_Link">https://en.wikipedia.org/wiki/James_Stirling_(mathematician)</text:a> </text:p>
      <text:p text:style-name="P38"/>
      <text:p text:style-name="P40">Abraham Demorvie </text:p>
      <text:p text:style-name="P40">Predicted his Death with numbers</text:p>
      <text:p text:style-name="P40"><text:a xlink:type="simple" xlink:href="https://www.youtube.com/watch?v=XOpYkYDsUzU" text:style-name="Internet_20_link" text:visited-style-name="Visited_20_Internet_20_Link"><text:soft-page-break/>https://www.youtube.com/watch?v=XOpYkYDsUzU</text:a> </text:p>
      <text:p text:style-name="P41">Multinimial Thereom</text:p>
      <text:p text:style-name="P41"><text:a xlink:type="simple" xlink:href="https://en.wikipedia.org/wiki/Multinomial_theorem" text:style-name="Internet_20_link" text:visited-style-name="Visited_20_Internet_20_Link">https://en.wikipedia.org/wiki/Multinomial_theorem</text:a> </text:p>
      <text:p text:style-name="P41"><text:a xlink:type="simple" xlink:href="https://brilliant.org/wiki/multinomial-theorem/" text:style-name="Internet_20_link" text:visited-style-name="Visited_20_Internet_20_Link">https://brilliant.org/wiki/multinomial-theorem/</text:a> <text:line-break/></text:p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4', 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21:22:19.538977475</meta:creation-date>
    <dc:date>2025-10-20T00:33:27.446988703</dc:date>
    <meta:editing-duration>PT2H49M26S</meta:editing-duration>
    <meta:editing-cycles>18</meta:editing-cycles>
    <meta:generator>LibreOffice/25.2.2.2$Linux_X86_64 LibreOffice_project/520$Build-2</meta:generator>
    <meta:document-statistic meta:table-count="3" meta:image-count="39" meta:object-count="0" meta:page-count="7" meta:paragraph-count="225" meta:word-count="1158" meta:character-count="8391" meta:non-whitespace-character-count="7408"/>
  </office:meta>
</office:document-meta>
</file>